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1BC000001BCE1253CAB1ECAD3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de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28cm" svg:y="11.442cm" svg:width="5.043cm" svg:height="5.043cm" draw:z-index="0"><draw:image xlink:href="Pictures/10000200000001BC000001BCE1253CAB1ECAD3DE.png" xlink:type="simple" xlink:show="embed" xlink:actuate="onLoad" loext:mime-type="image/png"/></draw:frame><draw:frame draw:style-name="fr1" draw:name="Imagen2" text:anchor-type="char" svg:x="5.583cm" svg:y="0.058cm" svg:width="5.043cm" svg:height="5.043cm" draw:z-index="1"><draw:image xlink:href="Pictures/10000200000001BC000001BCE1253CAB1ECAD3DE.png" xlink:type="simple" xlink:show="embed" xlink:actuate="onLoad" loext:mime-type="image/png"/></draw:frame><draw:frame draw:style-name="fr1" draw:name="Imagen3" text:anchor-type="char" svg:x="11.575cm" svg:y="0.011cm" svg:width="5.043cm" svg:height="5.043cm" draw:z-index="2"><draw:image xlink:href="Pictures/10000200000001BC000001BCE1253CAB1ECAD3DE.png" xlink:type="simple" xlink:show="embed" xlink:actuate="onLoad" loext:mime-type="image/png"/></draw:frame><draw:frame draw:style-name="fr1" draw:name="Imagen4" text:anchor-type="char" svg:x="-0.055cm" svg:y="5.729cm" svg:width="5.043cm" svg:height="5.043cm" draw:z-index="3"><draw:image xlink:href="Pictures/10000200000001BC000001BCE1253CAB1ECAD3DE.png" xlink:type="simple" xlink:show="embed" xlink:actuate="onLoad" loext:mime-type="image/png"/></draw:frame><draw:frame draw:style-name="fr1" draw:name="Imagen5" text:anchor-type="char" svg:x="5.533cm" svg:y="5.951cm" svg:width="5.043cm" svg:height="5.043cm" draw:z-index="4"><draw:image xlink:href="Pictures/10000200000001BC000001BCE1253CAB1ECAD3DE.png" xlink:type="simple" xlink:show="embed" xlink:actuate="onLoad" loext:mime-type="image/png"/></draw:frame><draw:frame draw:style-name="fr1" draw:name="Imagen6" text:anchor-type="char" svg:x="11.68cm" svg:y="5.937cm" svg:width="5.043cm" svg:height="5.043cm" draw:z-index="5"><draw:image xlink:href="Pictures/10000200000001BC000001BCE1253CAB1ECAD3DE.png" xlink:type="simple" xlink:show="embed" xlink:actuate="onLoad" loext:mime-type="image/png"/></draw:frame><draw:frame draw:style-name="fr1" draw:name="Imagen7" text:anchor-type="char" svg:x="5.676cm" svg:y="11.478cm" svg:width="5.043cm" svg:height="5.043cm" draw:z-index="6"><draw:image xlink:href="Pictures/10000200000001BC000001BCE1253CAB1ECAD3DE.png" xlink:type="simple" xlink:show="embed" xlink:actuate="onLoad" loext:mime-type="image/png"/></draw:frame><draw:frame draw:style-name="fr1" draw:name="Imagen9" text:anchor-type="char" svg:x="11.882cm" svg:y="11.571cm" svg:width="5.043cm" svg:height="5.043cm" draw:z-index="7"><draw:image xlink:href="Pictures/10000200000001BC000001BCE1253CAB1ECAD3DE.png" xlink:type="simple" xlink:show="embed" xlink:actuate="onLoad" loext:mime-type="image/png"/></draw:frame><draw:frame draw:style-name="fr1" draw:name="Imagen8" text:anchor-type="char" svg:x="0.076cm" svg:y="17.24cm" svg:width="5.043cm" svg:height="5.043cm" draw:z-index="8"><draw:image xlink:href="Pictures/10000200000001BC000001BCE1253CAB1ECAD3DE.png" xlink:type="simple" xlink:show="embed" xlink:actuate="onLoad" loext:mime-type="image/png"/></draw:frame><draw:frame draw:style-name="fr1" draw:name="Imagen10" text:anchor-type="char" svg:x="0.183cm" svg:y="0.231cm" svg:width="5.043cm" svg:height="5.043cm" draw:z-index="9"><draw:image xlink:href="Pictures/10000200000001BC000001BCE1253CAB1ECAD3DE.png" xlink:type="simple" xlink:show="embed" xlink:actuate="onLoad" loext:mime-type="image/png"/></draw:frame><draw:frame draw:style-name="fr1" draw:name="Imagen11" text:anchor-type="char" svg:x="5.747cm" svg:y="17.561cm" svg:width="5.043cm" svg:height="5.043cm" draw:z-index="10"><draw:image xlink:href="Pictures/10000200000001BC000001BCE1253CAB1ECAD3DE.png" xlink:type="simple" xlink:show="embed" xlink:actuate="onLoad" loext:mime-type="image/png"/></draw:frame><draw:frame draw:style-name="fr1" draw:name="Imagen12" text:anchor-type="char" svg:x="11.834cm" svg:y="17.642cm" svg:width="5.043cm" svg:height="5.043cm" draw:z-index="11"><draw:image xlink:href="Pictures/10000200000001BC000001BCE1253CAB1ECAD3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6:36:58.779624843</meta:creation-date>
    <dc:date>2022-05-18T16:42:58.931520822</dc:date>
    <meta:editing-duration>PT6M</meta:editing-duration>
    <meta:editing-cycles>1</meta:editing-cycles>
    <meta:document-statistic meta:table-count="0" meta:image-count="1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